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7mm" svg:height="90.05mm" svg:x="117.84mm" svg:y="379.83mm">
            <draw:object draw:notify-on-update-of-ranges="Feuille1.B1:Feuille1.B1 Feuille1.B2:Feuille1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urcentage Partiel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(1-[.C2]+([.C2]/10))" office:value-type="float" office:value="1.00908173562059" calcext:value-type="float">
            <text:p>1,00908173562059</text:p>
          </table:table-cell>
          <table:table-cell table:formula="of:=[.A2]/100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(1-[.C3]+([.C3]/10))" office:value-type="float" office:value="1.0183299389002" calcext:value-type="float">
            <text:p>1,0183299389002</text:p>
          </table:table-cell>
          <table:table-cell table:formula="of:=[.A3]/100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(1-[.C4]+([.C4]/10))" office:value-type="float" office:value="1.02774922918808" calcext:value-type="float">
            <text:p>1,02774922918808</text:p>
          </table:table-cell>
          <table:table-cell table:formula="of:=[.A4]/100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(1-[.C5]+([.C5]/10))" office:value-type="float" office:value="1.03734439834025" calcext:value-type="float">
            <text:p>1,03734439834025</text:p>
          </table:table-cell>
          <table:table-cell table:formula="of:=[.A5]/100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(1-[.C6]+([.C6]/10))" office:value-type="float" office:value="1.04712041884817" calcext:value-type="float">
            <text:p>1,04712041884817</text:p>
          </table:table-cell>
          <table:table-cell table:formula="of:=[.A6]/100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(1-[.C7]+([.C7]/10))" office:value-type="float" office:value="1.05708245243129" calcext:value-type="float">
            <text:p>1,05708245243129</text:p>
          </table:table-cell>
          <table:table-cell table:formula="of:=[.A7]/100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(1-[.C8]+([.C8]/10))" office:value-type="float" office:value="1.06723585912487" calcext:value-type="float">
            <text:p>1,06723585912487</text:p>
          </table:table-cell>
          <table:table-cell table:formula="of:=[.A8]/100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(1-[.C9]+([.C9]/10))" office:value-type="float" office:value="1.07758620689655" calcext:value-type="float">
            <text:p>1,07758620689655</text:p>
          </table:table-cell>
          <table:table-cell table:formula="of:=[.A9]/100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(1-[.C10]+([.C10]/10))" office:value-type="float" office:value="1.08813928182807" calcext:value-type="float">
            <text:p>1,08813928182807</text:p>
          </table:table-cell>
          <table:table-cell table:formula="of:=[.A10]/100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(1-[.C11]+([.C11]/10))" office:value-type="float" office:value="1.0989010989011" calcext:value-type="float">
            <text:p>1,0989010989011</text:p>
          </table:table-cell>
          <table:table-cell table:formula="of:=[.A11]/100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(1-[.C12]+([.C12]/10))" office:value-type="float" office:value="1.10987791342952" calcext:value-type="float">
            <text:p>1,10987791342952</text:p>
          </table:table-cell>
          <table:table-cell table:formula="of:=[.A12]/100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(1-[.C13]+([.C13]/10))" office:value-type="float" office:value="1.12107623318386" calcext:value-type="float">
            <text:p>1,12107623318386</text:p>
          </table:table-cell>
          <table:table-cell table:formula="of:=[.A13]/100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(1-[.C14]+([.C14]/10))" office:value-type="float" office:value="1.13250283125708" calcext:value-type="float">
            <text:p>1,13250283125708</text:p>
          </table:table-cell>
          <table:table-cell table:formula="of:=[.A14]/100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(1-[.C15]+([.C15]/10))" office:value-type="float" office:value="1.1441647597254" calcext:value-type="float">
            <text:p>1,1441647597254</text:p>
          </table:table-cell>
          <table:table-cell table:formula="of:=[.A15]/100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(1-[.C16]+([.C16]/10))" office:value-type="float" office:value="1.15606936416185" calcext:value-type="float">
            <text:p>1,15606936416185</text:p>
          </table:table-cell>
          <table:table-cell table:formula="of:=[.A16]/100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(1-[.C17]+([.C17]/10))" office:value-type="float" office:value="1.16822429906542" calcext:value-type="float">
            <text:p>1,16822429906542</text:p>
          </table:table-cell>
          <table:table-cell table:formula="of:=[.A17]/100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/(1-[.C18]+([.C18]/10))" office:value-type="float" office:value="1.18063754427391" calcext:value-type="float">
            <text:p>1,18063754427391</text:p>
          </table:table-cell>
          <table:table-cell table:formula="of:=[.A18]/100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/(1-[.C19]+([.C19]/10))" office:value-type="float" office:value="1.19331742243437" calcext:value-type="float">
            <text:p>1,19331742243437</text:p>
          </table:table-cell>
          <table:table-cell table:formula="of:=[.A19]/100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/(1-[.C20]+([.C20]/10))" office:value-type="float" office:value="1.20627261761158" calcext:value-type="float">
            <text:p>1,20627261761158</text:p>
          </table:table-cell>
          <table:table-cell table:formula="of:=[.A20]/100"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(1-[.C21]+([.C21]/10))" office:value-type="float" office:value="1.21951219512195" calcext:value-type="float">
            <text:p>1,21951219512195</text:p>
          </table:table-cell>
          <table:table-cell table:formula="of:=[.A21]/100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/(1-[.C22]+([.C22]/10))" office:value-type="float" office:value="1.23304562268804" calcext:value-type="float">
            <text:p>1,23304562268804</text:p>
          </table:table-cell>
          <table:table-cell table:formula="of:=[.A22]/100"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/(1-[.C23]+([.C23]/10))" office:value-type="float" office:value="1.24688279301746" calcext:value-type="float">
            <text:p>1,24688279301746</text:p>
          </table:table-cell>
          <table:table-cell table:formula="of:=[.A23]/100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/(1-[.C24]+([.C24]/10))" office:value-type="float" office:value="1.26103404791929" calcext:value-type="float">
            <text:p>1,26103404791929</text:p>
          </table:table-cell>
          <table:table-cell table:formula="of:=[.A24]/100"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/(1-[.C25]+([.C25]/10))" office:value-type="float" office:value="1.27551020408163" calcext:value-type="float">
            <text:p>1,27551020408163</text:p>
          </table:table-cell>
          <table:table-cell table:formula="of:=[.A25]/100"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/(1-[.C26]+([.C26]/10))" office:value-type="float" office:value="1.29032258064516" calcext:value-type="float">
            <text:p>1,29032258064516</text:p>
          </table:table-cell>
          <table:table-cell table:formula="of:=[.A26]/100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/(1-[.C27]+([.C27]/10))" office:value-type="float" office:value="1.30548302872063" calcext:value-type="float">
            <text:p>1,30548302872063</text:p>
          </table:table-cell>
          <table:table-cell table:formula="of:=[.A27]/100"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/(1-[.C28]+([.C28]/10))" office:value-type="float" office:value="1.32100396301189" calcext:value-type="float">
            <text:p>1,32100396301189</text:p>
          </table:table-cell>
          <table:table-cell table:formula="of:=[.A28]/100"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/(1-[.C29]+([.C29]/10))" office:value-type="float" office:value="1.33689839572193" calcext:value-type="float">
            <text:p>1,33689839572193</text:p>
          </table:table-cell>
          <table:table-cell table:formula="of:=[.A29]/100"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/(1-[.C30]+([.C30]/10))" office:value-type="float" office:value="1.3531799729364" calcext:value-type="float">
            <text:p>1,3531799729364</text:p>
          </table:table-cell>
          <table:table-cell table:formula="of:=[.A30]/100"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(1-[.C31]+([.C31]/10))" office:value-type="float" office:value="1.36986301369863" calcext:value-type="float">
            <text:p>1,36986301369863</text:p>
          </table:table-cell>
          <table:table-cell table:formula="of:=[.A31]/100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/(1-[.C32]+([.C32]/10))" office:value-type="float" office:value="1.3869625520111" calcext:value-type="float">
            <text:p>1,3869625520111</text:p>
          </table:table-cell>
          <table:table-cell table:formula="of:=[.A32]/100"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/(1-[.C33]+([.C33]/10))" office:value-type="float" office:value="1.40449438202247" calcext:value-type="float">
            <text:p>1,40449438202247</text:p>
          </table:table-cell>
          <table:table-cell table:formula="of:=[.A33]/100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/(1-[.C34]+([.C34]/10))" office:value-type="float" office:value="1.42247510668563" calcext:value-type="float">
            <text:p>1,42247510668563</text:p>
          </table:table-cell>
          <table:table-cell table:formula="of:=[.A34]/100"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/(1-[.C35]+([.C35]/10))" office:value-type="float" office:value="1.44092219020173" calcext:value-type="float">
            <text:p>1,44092219020173</text:p>
          </table:table-cell>
          <table:table-cell table:formula="of:=[.A35]/100"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/(1-[.C36]+([.C36]/10))" office:value-type="float" office:value="1.45985401459854" calcext:value-type="float">
            <text:p>1,45985401459854</text:p>
          </table:table-cell>
          <table:table-cell table:formula="of:=[.A36]/100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/(1-[.C37]+([.C37]/10))" office:value-type="float" office:value="1.4792899408284" calcext:value-type="float">
            <text:p>1,4792899408284</text:p>
          </table:table-cell>
          <table:table-cell table:formula="of:=[.A37]/100"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/(1-[.C38]+([.C38]/10))" office:value-type="float" office:value="1.49925037481259" calcext:value-type="float">
            <text:p>1,49925037481259</text:p>
          </table:table-cell>
          <table:table-cell table:formula="of:=[.A38]/100"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/(1-[.C39]+([.C39]/10))" office:value-type="float" office:value="1.51975683890578" calcext:value-type="float">
            <text:p>1,51975683890578</text:p>
          </table:table-cell>
          <table:table-cell table:formula="of:=[.A39]/100"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/(1-[.C40]+([.C40]/10))" office:value-type="float" office:value="1.54083204930663" calcext:value-type="float">
            <text:p>1,54083204930663</text:p>
          </table:table-cell>
          <table:table-cell table:formula="of:=[.A40]/100"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(1-[.C41]+([.C41]/10))" office:value-type="float" office:value="1.5625" calcext:value-type="float">
            <text:p>1,5625</text:p>
          </table:table-cell>
          <table:table-cell table:formula="of:=[.A41]/100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/(1-[.C42]+([.C42]/10))" office:value-type="float" office:value="1.58478605388273" calcext:value-type="float">
            <text:p>1,58478605388273</text:p>
          </table:table-cell>
          <table:table-cell table:formula="of:=[.A42]/100"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/(1-[.C43]+([.C43]/10))" office:value-type="float" office:value="1.60771704180064" calcext:value-type="float">
            <text:p>1,60771704180064</text:p>
          </table:table-cell>
          <table:table-cell table:formula="of:=[.A43]/100"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/(1-[.C44]+([.C44]/10))" office:value-type="float" office:value="1.63132137030995" calcext:value-type="float">
            <text:p>1,63132137030995</text:p>
          </table:table-cell>
          <table:table-cell table:formula="of:=[.A44]/100"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/(1-[.C45]+([.C45]/10))" office:value-type="float" office:value="1.65562913907285" calcext:value-type="float">
            <text:p>1,65562913907285</text:p>
          </table:table-cell>
          <table:table-cell table:formula="of:=[.A45]/100"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/(1-[.C46]+([.C46]/10))" office:value-type="float" office:value="1.68067226890756" calcext:value-type="float">
            <text:p>1,68067226890756</text:p>
          </table:table-cell>
          <table:table-cell table:formula="of:=[.A46]/100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/(1-[.C47]+([.C47]/10))" office:value-type="float" office:value="1.70648464163823" calcext:value-type="float">
            <text:p>1,70648464163823</text:p>
          </table:table-cell>
          <table:table-cell table:formula="of:=[.A47]/100"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/(1-[.C48]+([.C48]/10))" office:value-type="float" office:value="1.73310225303293" calcext:value-type="float">
            <text:p>1,73310225303293</text:p>
          </table:table-cell>
          <table:table-cell table:formula="of:=[.A48]/100"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/(1-[.C49]+([.C49]/10))" office:value-type="float" office:value="1.76056338028169" calcext:value-type="float">
            <text:p>1,76056338028169</text:p>
          </table:table-cell>
          <table:table-cell table:formula="of:=[.A49]/100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/(1-[.C50]+([.C50]/10))" office:value-type="float" office:value="1.78890876565295" calcext:value-type="float">
            <text:p>1,78890876565295</text:p>
          </table:table-cell>
          <table:table-cell table:formula="of:=[.A50]/100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1-[.C51]+([.C51]/10))" office:value-type="float" office:value="1.81818181818182" calcext:value-type="float">
            <text:p>1,81818181818182</text:p>
          </table:table-cell>
          <table:table-cell table:formula="of:=[.A51]/100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/(1-[.C52]+([.C52]/10))" office:value-type="float" office:value="1.84842883548983" calcext:value-type="float">
            <text:p>1,84842883548983</text:p>
          </table:table-cell>
          <table:table-cell table:formula="of:=[.A52]/100"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/(1-[.C53]+([.C53]/10))" office:value-type="float" office:value="1.8796992481203" calcext:value-type="float">
            <text:p>1,8796992481203</text:p>
          </table:table-cell>
          <table:table-cell table:formula="of:=[.A53]/100"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/(1-[.C54]+([.C54]/10))" office:value-type="float" office:value="1.91204588910134" calcext:value-type="float">
            <text:p>1,91204588910134</text:p>
          </table:table-cell>
          <table:table-cell table:formula="of:=[.A54]/100"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/(1-[.C55]+([.C55]/10))" office:value-type="float" office:value="1.94552529182879" calcext:value-type="float">
            <text:p>1,94552529182879</text:p>
          </table:table-cell>
          <table:table-cell table:formula="of:=[.A55]/100"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/(1-[.C56]+([.C56]/10))" office:value-type="float" office:value="1.98019801980198" calcext:value-type="float">
            <text:p>1,98019801980198</text:p>
          </table:table-cell>
          <table:table-cell table:formula="of:=[.A56]/100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/(1-[.C57]+([.C57]/10))" office:value-type="float" office:value="2.01612903225806" calcext:value-type="float">
            <text:p>2,01612903225806</text:p>
          </table:table-cell>
          <table:table-cell table:formula="of:=[.A57]/100"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/(1-[.C58]+([.C58]/10))" office:value-type="float" office:value="2.05338809034908" calcext:value-type="float">
            <text:p>2,05338809034908</text:p>
          </table:table-cell>
          <table:table-cell table:formula="of:=[.A58]/100"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/(1-[.C59]+([.C59]/10))" office:value-type="float" office:value="2.09205020920502" calcext:value-type="float">
            <text:p>2,09205020920502</text:p>
          </table:table-cell>
          <table:table-cell table:formula="of:=[.A59]/100"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/(1-[.C60]+([.C60]/10))" office:value-type="float" office:value="2.13219616204691" calcext:value-type="float">
            <text:p>2,13219616204691</text:p>
          </table:table-cell>
          <table:table-cell table:formula="of:=[.A60]/100"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(1-[.C61]+([.C61]/10))" office:value-type="float" office:value="2.17391304347826" calcext:value-type="float">
            <text:p>2,17391304347826</text:p>
          </table:table-cell>
          <table:table-cell table:formula="of:=[.A61]/100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/(1-[.C62]+([.C62]/10))" office:value-type="float" office:value="2.21729490022173" calcext:value-type="float">
            <text:p>2,21729490022173</text:p>
          </table:table-cell>
          <table:table-cell table:formula="of:=[.A62]/100"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/(1-[.C63]+([.C63]/10))" office:value-type="float" office:value="2.26244343891403" calcext:value-type="float">
            <text:p>2,26244343891403</text:p>
          </table:table-cell>
          <table:table-cell table:formula="of:=[.A63]/100"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/(1-[.C64]+([.C64]/10))" office:value-type="float" office:value="2.3094688221709" calcext:value-type="float">
            <text:p>2,3094688221709</text:p>
          </table:table-cell>
          <table:table-cell table:formula="of:=[.A64]/100"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/(1-[.C65]+([.C65]/10))" office:value-type="float" office:value="2.35849056603774" calcext:value-type="float">
            <text:p>2,35849056603774</text:p>
          </table:table-cell>
          <table:table-cell table:formula="of:=[.A65]/100"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/(1-[.C66]+([.C66]/10))" office:value-type="float" office:value="2.40963855421687" calcext:value-type="float">
            <text:p>2,40963855421687</text:p>
          </table:table-cell>
          <table:table-cell table:formula="of:=[.A66]/100"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/(1-[.C67]+([.C67]/10))" office:value-type="float" office:value="2.46305418719212" calcext:value-type="float">
            <text:p>2,46305418719212</text:p>
          </table:table-cell>
          <table:table-cell table:formula="of:=[.A67]/100"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/(1-[.C68]+([.C68]/10))" office:value-type="float" office:value="2.51889168765743" calcext:value-type="float">
            <text:p>2,51889168765743</text:p>
          </table:table-cell>
          <table:table-cell table:formula="of:=[.A68]/100"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/(1-[.C69]+([.C69]/10))" office:value-type="float" office:value="2.57731958762887" calcext:value-type="float">
            <text:p>2,57731958762887</text:p>
          </table:table-cell>
          <table:table-cell table:formula="of:=[.A69]/100"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/(1-[.C70]+([.C70]/10))" office:value-type="float" office:value="2.63852242744063" calcext:value-type="float">
            <text:p>2,63852242744063</text:p>
          </table:table-cell>
          <table:table-cell table:formula="of:=[.A70]/100"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/(1-[.C71]+([.C71]/10))" office:value-type="float" office:value="2.7027027027027" calcext:value-type="float">
            <text:p>2,7027027027027</text:p>
          </table:table-cell>
          <table:table-cell table:formula="of:=[.A71]/100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/(1-[.C72]+([.C72]/10))" office:value-type="float" office:value="2.77008310249307" calcext:value-type="float">
            <text:p>2,77008310249307</text:p>
          </table:table-cell>
          <table:table-cell table:formula="of:=[.A72]/100"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/(1-[.C73]+([.C73]/10))" office:value-type="float" office:value="2.84090909090909" calcext:value-type="float">
            <text:p>2,84090909090909</text:p>
          </table:table-cell>
          <table:table-cell table:formula="of:=[.A73]/100"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/(1-[.C74]+([.C74]/10))" office:value-type="float" office:value="2.91545189504373" calcext:value-type="float">
            <text:p>2,91545189504373</text:p>
          </table:table-cell>
          <table:table-cell table:formula="of:=[.A74]/100"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/(1-[.C75]+([.C75]/10))" office:value-type="float" office:value="2.9940119760479" calcext:value-type="float">
            <text:p>2,9940119760479</text:p>
          </table:table-cell>
          <table:table-cell table:formula="of:=[.A75]/100"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/(1-[.C76]+([.C76]/10))" office:value-type="float" office:value="3.07692307692308" calcext:value-type="float">
            <text:p>3,07692307692308</text:p>
          </table:table-cell>
          <table:table-cell table:formula="of:=[.A76]/100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/(1-[.C77]+([.C77]/10))" office:value-type="float" office:value="3.16455696202532" calcext:value-type="float">
            <text:p>3,16455696202532</text:p>
          </table:table-cell>
          <table:table-cell table:formula="of:=[.A77]/100"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/(1-[.C78]+([.C78]/10))" office:value-type="float" office:value="3.25732899022801" calcext:value-type="float">
            <text:p>3,25732899022801</text:p>
          </table:table-cell>
          <table:table-cell table:formula="of:=[.A78]/100"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/(1-[.C79]+([.C79]/10))" office:value-type="float" office:value="3.35570469798658" calcext:value-type="float">
            <text:p>3,35570469798658</text:p>
          </table:table-cell>
          <table:table-cell table:formula="of:=[.A79]/100"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/(1-[.C80]+([.C80]/10))" office:value-type="float" office:value="3.46020761245675" calcext:value-type="float">
            <text:p>3,46020761245675</text:p>
          </table:table-cell>
          <table:table-cell table:formula="of:=[.A80]/100"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/(1-[.C81]+([.C81]/10))" office:value-type="float" office:value="3.57142857142857" calcext:value-type="float">
            <text:p>3,57142857142857</text:p>
          </table:table-cell>
          <table:table-cell table:formula="of:=[.A81]/100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/(1-[.C82]+([.C82]/10))" office:value-type="float" office:value="3.690036900369" calcext:value-type="float">
            <text:p>3,690036900369</text:p>
          </table:table-cell>
          <table:table-cell table:formula="of:=[.A82]/100"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/(1-[.C83]+([.C83]/10))" office:value-type="float" office:value="3.81679389312977" calcext:value-type="float">
            <text:p>3,81679389312977</text:p>
          </table:table-cell>
          <table:table-cell table:formula="of:=[.A83]/100"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/(1-[.C84]+([.C84]/10))" office:value-type="float" office:value="3.95256916996047" calcext:value-type="float">
            <text:p>3,95256916996047</text:p>
          </table:table-cell>
          <table:table-cell table:formula="of:=[.A84]/100"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/(1-[.C85]+([.C85]/10))" office:value-type="float" office:value="4.0983606557377" calcext:value-type="float">
            <text:p>4,0983606557377</text:p>
          </table:table-cell>
          <table:table-cell table:formula="of:=[.A85]/100"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/(1-[.C86]+([.C86]/10))" office:value-type="float" office:value="4.25531914893617" calcext:value-type="float">
            <text:p>4,25531914893617</text:p>
          </table:table-cell>
          <table:table-cell table:formula="of:=[.A86]/100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/(1-[.C87]+([.C87]/10))" office:value-type="float" office:value="4.42477876106195" calcext:value-type="float">
            <text:p>4,42477876106195</text:p>
          </table:table-cell>
          <table:table-cell table:formula="of:=[.A87]/100"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/(1-[.C88]+([.C88]/10))" office:value-type="float" office:value="4.60829493087558" calcext:value-type="float">
            <text:p>4,60829493087558</text:p>
          </table:table-cell>
          <table:table-cell table:formula="of:=[.A88]/100"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/(1-[.C89]+([.C89]/10))" office:value-type="float" office:value="4.80769230769231" calcext:value-type="float">
            <text:p>4,80769230769231</text:p>
          </table:table-cell>
          <table:table-cell table:formula="of:=[.A89]/100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/(1-[.C90]+([.C90]/10))" office:value-type="float" office:value="5.0251256281407" calcext:value-type="float">
            <text:p>5,0251256281407</text:p>
          </table:table-cell>
          <table:table-cell table:formula="of:=[.A90]/100"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/(1-[.C91]+([.C91]/10))" office:value-type="float" office:value="5.26315789473684" calcext:value-type="float">
            <text:p>5,26315789473684</text:p>
          </table:table-cell>
          <table:table-cell table:formula="of:=[.A91]/100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/(1-[.C92]+([.C92]/10))" office:value-type="float" office:value="5.52486187845304" calcext:value-type="float">
            <text:p>5,52486187845304</text:p>
          </table:table-cell>
          <table:table-cell table:formula="of:=[.A92]/100"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/(1-[.C93]+([.C93]/10))" office:value-type="float" office:value="5.81395348837209" calcext:value-type="float">
            <text:p>5,81395348837209</text:p>
          </table:table-cell>
          <table:table-cell table:formula="of:=[.A93]/100"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/(1-[.C94]+([.C94]/10))" office:value-type="float" office:value="6.13496932515338" calcext:value-type="float">
            <text:p>6,13496932515338</text:p>
          </table:table-cell>
          <table:table-cell table:formula="of:=[.A94]/100"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/(1-[.C95]+([.C95]/10))" office:value-type="float" office:value="6.49350649350649" calcext:value-type="float">
            <text:p>6,49350649350649</text:p>
          </table:table-cell>
          <table:table-cell table:formula="of:=[.A95]/100"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/(1-[.C96]+([.C96]/10))" office:value-type="float" office:value="6.89655172413793" calcext:value-type="float">
            <text:p>6,89655172413793</text:p>
          </table:table-cell>
          <table:table-cell table:formula="of:=[.A96]/100"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/(1-[.C97]+([.C97]/10))" office:value-type="float" office:value="7.35294117647059" calcext:value-type="float">
            <text:p>7,35294117647059</text:p>
          </table:table-cell>
          <table:table-cell table:formula="of:=[.A97]/100"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/(1-[.C98]+([.C98]/10))" office:value-type="float" office:value="7.87401574803149" calcext:value-type="float">
            <text:p>7,87401574803149</text:p>
          </table:table-cell>
          <table:table-cell table:formula="of:=[.A98]/100"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/(1-[.C99]+([.C99]/10))" office:value-type="float" office:value="8.47457627118644" calcext:value-type="float">
            <text:p>8,47457627118644</text:p>
          </table:table-cell>
          <table:table-cell table:formula="of:=[.A99]/100"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/(1-[.C100]+([.C100]/10))" office:value-type="float" office:value="9.1743119266055" calcext:value-type="float">
            <text:p>9,1743119266055</text:p>
          </table:table-cell>
          <table:table-cell table:formula="of:=[.A100]/100"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1-[.C101]+([.C101]/10))" office:value-type="float" office:value="10" calcext:value-type="float">
            <text:p>10</text:p>
          </table:table-cell>
          <table:table-cell table:formula="of:=[.A101]/10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8:47:35.559000000</meta:creation-date>
    <dc:date>2020-02-17T10:25:01.478000000</dc:date>
    <meta:editing-duration>PT6M45S</meta:editing-duration>
    <meta:editing-cycles>1</meta:editing-cycles>
    <meta:document-statistic meta:table-count="1" meta:cell-count="302" meta:object-count="1"/>
    <meta:generator>LibreOffice/6.2.4.2$Windows_X86_64 LibreOffice_project/2412653d852ce75f65fbfa83fb7e7b669a126d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252cm" svg:y="4.204cm" style:legend-expansion="high" chart:style-name="ch2"/>
        <chart:plot-area chart:style-name="ch3" table:cell-range-address="Feuille1.B1:Feuille1.B101" chart:data-source-has-labels="row" svg:x="0.319cm" svg:y="0.18cm" svg:width="12.614cm" svg:height="8.646cm">
          <chartooo:coordinate-region svg:x="0.94cm" svg:y="0.38cm" svg:width="11.993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01" chart:label-cell-address="Feuille1.B1:Feuille1.B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908173562059">
                <text:p>1.00908173562059</text:p>
                <draw:g>
                  <svg:desc>Feuille1.B2:Feuille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83299389002">
                <text:p>1.0183299389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774922918808">
                <text:p>1.02774922918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734439834025">
                <text:p>1.03734439834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712041884817">
                <text:p>1.04712041884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708245243129">
                <text:p>1.05708245243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6723585912487">
                <text:p>1.06723585912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758620689655">
                <text:p>1.07758620689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8813928182807">
                <text:p>1.08813928182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0987791342952">
                <text:p>1.10987791342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107623318386">
                <text:p>1.12107623318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250283125708">
                <text:p>1.13250283125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441647597254">
                <text:p>1.1441647597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5606936416185">
                <text:p>1.15606936416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822429906542">
                <text:p>1.16822429906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8063754427391">
                <text:p>1.18063754427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9331742243437">
                <text:p>1.19331742243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0627261761158">
                <text:p>1.20627261761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3304562268804">
                <text:p>1.23304562268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4688279301746">
                <text:p>1.24688279301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6103404791929">
                <text:p>1.26103404791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7551020408163">
                <text:p>1.27551020408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0548302872063">
                <text:p>1.30548302872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2100396301189">
                <text:p>1.32100396301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3689839572193">
                <text:p>1.33689839572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31799729364">
                <text:p>1.3531799729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869625520111">
                <text:p>1.3869625520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0449438202247">
                <text:p>1.40449438202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2247510668563">
                <text:p>1.422475106685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4092219020173">
                <text:p>1.440922190201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5985401459854">
                <text:p>1.459854014598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792899408284">
                <text:p>1.4792899408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9925037481259">
                <text:p>1.49925037481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1975683890578">
                <text:p>1.51975683890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4083204930663">
                <text:p>1.54083204930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8478605388273">
                <text:p>1.58478605388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0771704180064">
                <text:p>1.60771704180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3132137030995">
                <text:p>1.63132137030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5562913907285">
                <text:p>1.655629139072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8067226890756">
                <text:p>1.68067226890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0648464163823">
                <text:p>1.706484641638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3310225303293">
                <text:p>1.73310225303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6056338028169">
                <text:p>1.76056338028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8890876565295">
                <text:p>1.78890876565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4842883548983">
                <text:p>1.848428835489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796992481203">
                <text:p>1.8796992481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1204588910134">
                <text:p>1.91204588910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4552529182879">
                <text:p>1.945525291828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8019801980198">
                <text:p>1.980198019801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1612903225806">
                <text:p>2.01612903225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5338809034908">
                <text:p>2.05338809034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9205020920502">
                <text:p>2.09205020920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3219616204691">
                <text:p>2.132196162046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7391304347826">
                <text:p>2.173913043478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1729490022173">
                <text:p>2.21729490022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6244343891403">
                <text:p>2.26244343891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094688221709">
                <text:p>2.30946882217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5849056603774">
                <text:p>2.358490566037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0963855421687">
                <text:p>2.409638554216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6305418719212">
                <text:p>2.46305418719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51889168765743">
                <text:p>2.518891687657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7731958762887">
                <text:p>2.57731958762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3852242744063">
                <text:p>2.63852242744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027027027027">
                <text:p>2.7027027027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7008310249307">
                <text:p>2.770083102493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090909090909">
                <text:p>2.84090909090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545189504373">
                <text:p>2.9154518950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940119760479">
                <text:p>2.99401197604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7692307692308">
                <text:p>3.07692307692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6455696202532">
                <text:p>3.164556962025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25732899022801">
                <text:p>3.257328990228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5570469798658">
                <text:p>3.355704697986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6020761245675">
                <text:p>3.460207612456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90036900369">
                <text:p>3.690036900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1679389312977">
                <text:p>3.816793893129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5256916996047">
                <text:p>3.952569169960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983606557377">
                <text:p>4.09836065573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5531914893617">
                <text:p>4.255319148936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2477876106195">
                <text:p>4.42477876106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60829493087558">
                <text:p>4.608294930875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251256281407">
                <text:p>5.02512562814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6315789473684">
                <text:p>5.263157894736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2486187845304">
                <text:p>5.52486187845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81395348837209">
                <text:p>5.81395348837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13496932515338">
                <text:p>6.134969325153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49350649350649">
                <text:p>6.493506493506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89655172413793">
                <text:p>6.896551724137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5294117647059">
                <text:p>7.352941176470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7401574803149">
                <text:p>7.87401574803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47457627118644">
                <text:p>8.474576271186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1743119266055">
                <text:p>9.1743119266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